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Verdana" svg:font-family="Verdana, sans-serif"/>
    <style:font-face style:name="arial" svg:font-family="arial, sans-serif"/>
  </office:font-face-decls>
  <office:automatic-styles>
    <style:style style:name="P1" style:family="paragraph" style:parent-style-name="Heading_20_1" style:list-style-name="List_20_1">
      <style:text-properties fo:font-variant="normal" fo:text-transform="none" fo:color="#202124" loext:opacity="100%" style:font-name="arial" fo:font-size="12pt" fo:letter-spacing="normal" fo:font-style="normal" fo:font-weight="normal" officeooo:rsid="0016f0b4" officeooo:paragraph-rsid="0016f0b4" style:font-size-asian="17.5pt" style:font-size-complex="20pt"/>
    </style:style>
    <style:style style:name="P2" style:family="paragraph" style:parent-style-name="Heading_20_1" style:list-style-name="List_20_1">
      <style:text-properties fo:font-variant="normal" fo:text-transform="none" fo:color="#000000" loext:opacity="100%" style:font-name="Segoe UI" fo:font-size="31.5pt" fo:letter-spacing="normal" fo:font-style="normal" fo:font-weight="normal" officeooo:rsid="0016f0b4" officeooo:paragraph-rsid="0016f0b4" style:font-size-asian="17.5pt" style:font-size-complex="20pt"/>
    </style:style>
    <style:style style:name="P3" style:family="paragraph" style:parent-style-name="Heading_20_2">
      <style:text-properties fo:font-variant="normal" fo:text-transform="none" fo:color="#000000" loext:opacity="100%" style:font-name="Segoe UI" fo:font-size="20pt" fo:letter-spacing="normal" fo:font-style="normal" fo:font-weight="normal" officeooo:paragraph-rsid="00114076" style:font-size-asian="20pt" style:font-size-complex="20pt"/>
    </style:style>
    <style:style style:name="P4" style:family="paragraph" style:parent-style-name="Heading_20_2" style:list-style-name="List_20_1">
      <style:text-properties fo:font-variant="normal" fo:text-transform="none" fo:color="#202124" loext:opacity="100%" style:font-name="arial" fo:font-size="12pt" fo:letter-spacing="normal" fo:font-style="normal" fo:font-weight="normal" officeooo:rsid="0016f0b4" officeooo:paragraph-rsid="0016f0b4" style:font-size-asian="17.5pt" style:font-size-complex="20pt"/>
    </style:style>
    <style:style style:name="P5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style:font-size-asian="17.5pt" style:font-size-complex="20pt"/>
    </style:style>
    <style:style style:name="P6" style:family="paragraph" style:parent-style-name="Standard">
      <style:text-properties fo:font-variant="normal" fo:text-transform="none" fo:color="#202124" loext:opacity="100%" style:font-name="arial" fo:font-size="20pt" fo:letter-spacing="normal" fo:font-style="normal" fo:font-weight="normal" officeooo:paragraph-rsid="00114076" style:font-size-asian="20pt" style:font-size-complex="20pt"/>
    </style:style>
    <style:style style:name="P7" style:family="paragraph" style:parent-style-name="Text_20_body">
      <style:text-properties fo:font-size="20pt" officeooo:paragraph-rsid="00114076" style:font-size-asian="17.5pt" style:font-size-complex="20pt"/>
    </style:style>
    <style:style style:name="P8" style:family="paragraph" style:parent-style-name="Text_20_body">
      <style:text-properties fo:font-size="20pt" officeooo:paragraph-rsid="00114076"/>
    </style:style>
    <style:style style:name="P9" style:family="paragraph" style:parent-style-name="Text_20_body">
      <style:text-properties fo:font-size="20pt" officeooo:paragraph-rsid="00114076" style:font-size-asian="20pt" style:font-size-complex="20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2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000000" loext:opacity="100%" style:font-name="Segoe UI" fo:font-size="6pt" fo:letter-spacing="normal" fo:font-style="normal" fo:font-weight="normal" officeooo:paragraph-rsid="00114076" style:font-size-asian="5.25pt" style:font-size-complex="6pt"/>
    </style:style>
    <style:style style:name="P14" style:family="paragraph" style:parent-style-name="Text_20_body">
      <style:text-properties fo:font-variant="normal" fo:text-transform="none" fo:color="#202124" loext:opacity="100%" style:font-name="arial" fo:font-size="12pt" fo:letter-spacing="normal" fo:font-style="normal" fo:font-weight="normal" officeooo:paragraph-rsid="00114076" style:font-size-asian="17.5pt" style:font-size-complex="20pt"/>
    </style:style>
    <style:style style:name="P15" style:family="paragraph" style:parent-style-name="Text_20_body" style:list-style-name="List_20_1">
      <style:text-properties fo:font-variant="normal" fo:text-transform="none" fo:color="#202124" loext:opacity="100%" style:font-name="arial" fo:font-size="12pt" fo:letter-spacing="normal" fo:font-style="normal" fo:font-weight="normal" officeooo:rsid="0014372f" officeooo:paragraph-rsid="0014372f" style:font-size-asian="17.5pt" style:font-size-complex="20pt"/>
    </style:style>
    <style:style style:name="P16" style:family="paragraph" style:parent-style-name="Text_20_body" style:list-style-name="List_20_1">
      <style:text-properties fo:font-variant="normal" fo:text-transform="none" fo:color="#202124" loext:opacity="100%" style:font-name="arial" fo:font-size="12pt" fo:letter-spacing="normal" fo:font-style="normal" fo:font-weight="normal" officeooo:rsid="0016f0b4" officeooo:paragraph-rsid="0016f0b4" style:font-size-asian="17.5pt" style:font-size-complex="20pt"/>
    </style:style>
    <style:style style:name="P17" style:family="paragraph" style:parent-style-name="Text_20_body" style:list-style-name="List_20_1">
      <style:text-properties fo:font-variant="normal" fo:text-transform="none" fo:color="#202124" loext:opacity="100%" style:font-name="arial" fo:font-size="20pt" fo:letter-spacing="normal" fo:font-style="normal" fo:font-weight="normal" officeooo:rsid="0014372f" officeooo:paragraph-rsid="001661f2" style:font-size-asian="20pt" style:font-size-complex="20pt"/>
    </style:style>
    <style:style style:name="P18" style:family="paragraph" style:parent-style-name="Text_20_body" style:list-style-name="List_20_1"/>
    <style:style style:name="P19" style:family="paragraph" style:parent-style-name="Text_20_body" style:list-style-name="List_20_1">
      <style:text-properties officeooo:paragraph-rsid="001661f2"/>
    </style:style>
    <style:style style:name="P20" style:family="paragraph" style:parent-style-name="Text_20_body" style:list-style-name="List_20_1">
      <style:paragraph-properties fo:orphans="2" fo:widows="2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fo:color="#000000" loext:opacity="100%" style:font-name="Verdana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12pt" fo:letter-spacing="normal" fo:font-style="normal" fo:font-weight="normal" style:font-size-asian="17.5pt" style:font-size-complex="20pt"/>
    </style:style>
    <style:style style:name="T4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/>
    </style:style>
    <style:style style:name="T6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02124" loext:opacity="100%" style:font-name="arial" fo:font-size="12pt" fo:letter-spacing="normal" fo:font-style="normal" fo:font-weight="normal" style:font-size-asian="17.5pt" style:font-size-complex="20pt"/>
    </style:style>
    <style:style style:name="T8" style:family="text">
      <style:text-properties fo:font-variant="normal" fo:text-transform="none" fo:color="#202124" loext:opacity="100%" style:font-name="arial" fo:font-size="12pt" fo:letter-spacing="normal" fo:font-style="normal" fo:font-weight="normal" officeooo:rsid="00114076" style:font-size-asian="17.5pt" style:font-size-complex="20pt"/>
    </style:style>
    <style:style style:name="T9" style:family="text">
      <style:text-properties fo:font-variant="normal" fo:text-transform="none" fo:color="#202124" loext:opacity="100%" style:font-name="arial" fo:font-size="12pt" fo:letter-spacing="normal" fo:font-style="normal" fo:font-weight="normal" officeooo:rsid="0014372f" style:font-size-asian="17.5pt" style:font-size-complex="20pt"/>
    </style:style>
    <style:style style:name="T10" style:family="text">
      <style:text-properties fo:font-variant="normal" fo:text-transform="none" fo:color="#202124" loext:opacity="100%" style:font-name="arial" fo:font-size="12pt" fo:letter-spacing="normal" fo:font-style="normal" fo:font-weight="normal" officeooo:rsid="00114076"/>
    </style:style>
    <style:style style:name="T11" style:family="text">
      <style:text-properties fo:font-variant="normal" fo:text-transform="none" fo:color="#202124" loext:opacity="100%" style:font-name="arial" fo:font-size="12pt" fo:letter-spacing="normal" fo:font-style="normal" fo:font-weight="normal" officeooo:rsid="0014372f"/>
    </style:style>
    <style:style style:name="T12" style:family="text">
      <style:text-properties fo:font-variant="normal" fo:text-transform="none" fo:color="#202124" loext:opacity="100%" style:font-name="arial" fo:letter-spacing="normal" fo:font-style="normal" fo:font-weight="normal"/>
    </style:style>
    <style:style style:name="T13" style:family="text">
      <style:text-properties fo:color="#000000" loext:opacity="100%" style:font-name="Segoe UI"/>
    </style:style>
    <style:style style:name="T14" style:family="text">
      <style:text-properties fo:color="#000000" loext:opacity="100%" style:font-name="Segoe UI" fo:font-size="24pt"/>
    </style:style>
    <style:style style:name="T15" style:family="text">
      <style:text-properties fo:color="#dc143c" loext:opacity="100%" style:font-name="Consolas" fo:font-size="24.75pt" loext:padding="0cm" loext:border="none"/>
    </style:style>
    <style:style style:name="T16" style:family="text">
      <style:text-properties fo:color="#dc143c" loext:opacity="100%" style:font-name="Consolas" fo:font-size="33p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<text:s text:c="14"/>Hooks</text:span></text:h>
      <text:p text:style-name="Text_20_body"><text:span text:style-name="T1"/></text:p>
      <text:list xml:id="list470796540" text:style-name="List_20_1">
        <text:list-item>
          <text:p text:style-name="P18"><text:span text:style-name="T3">Hooks were added to React in version 16.8.</text:span></text:p>
        </text:list-item>
        <text:list-item>
          <text:p text:style-name="P20"><text:span text:style-name="T2">Hooks allow function components to have access to state and other React features. Because of this, class components are generally no longer needed.</text:span></text:p>
        </text:list-item>
      </text:list>
      <text:p text:style-name="P8"><text:span text:style-name="T7"/></text:p>
      <text:p text:style-name="P9"><text:span text:style-name="T12">What Is 'State' in ReactJS? </text:span></text:p>
      <text:p text:style-name="P8"><text:span text:style-name="T7">The state is</text:span><text:span text:style-name="T8"> a</text:span><text:span text:style-name="T7"> built-in React object that is used to contain data or information about the component. A component's state can change over time; whenever it changes, the component re-renders.</text:span><text:span text:style-name="T6">State generally refers to application data or properties that need to be tracked </text:span><text:span text:style-name="T11">like useState.</text:span></text:p>
      <text:p text:style-name="P7"><text:span text:style-name="T6"/></text:p>
      <text:p text:style-name="P6">What is state and props in React?</text:p>
      <text:p text:style-name="P5"/>
      <text:p text:style-name="P14">While both hold information that influences the output of render, they are different in one important way: props get passed to the component (similar to function parameters) whereas state is managed within the component (similar to variables declared within a function).</text:p>
      <text:p text:style-name="P14"/>
      <text:h text:style-name="P3" text:outline-level="2">What is a Hook?</text:h>
      <text:p text:style-name="P13"/>
      <text:p text:style-name="P10">Hooks allow us to "hook" into React features such as state and lifecycle methods.</text:p>
      <text:list xml:id="list191149783522792" text:continue-numbering="true" text:style-name="List_20_1">
        <text:list-item>
          <text:p text:style-name="P19"><text:span text:style-name="T9">Hooks are used for functional components.</text:span></text:p>
        </text:list-item>
        <text:list-item>
          <text:p text:style-name="P19"><text:span text:style-name="Strong_20_Emphasis"><text:span text:style-name="T4">Note: </text:span></text:span><text:span text:style-name="T4">Hooks will not work in React class components.</text:span></text:p>
          <text:p text:style-name="P17"><text:span text:style-name="T13">Hook Rules</text:span></text:p>
        </text:list-item>
      </text:list>
      <text:p text:style-name="P10">There are 3 rules for hooks:</text:p>
      <text:list xml:id="list3990742182" text:style-name="L1">
        <text:list-item>
          <text:p text:style-name="P11"><text:s/>Hooks can only be called inside React function components.</text:p>
        </text:list-item>
        <text:list-item>
          <text:p text:style-name="P11"><text:s/>Hooks can only be called at the top level of a component.</text:p>
        </text:list-item>
        <text:list-item>
          <text:p text:style-name="P12"><text:s/>Hooks cannot be conditional.</text:p>
        </text:list-item>
      </text:list>
      <text:list xml:id="list191149709596752" text:continue-list="list191149783522792" text:style-name="List_20_1">
        <text:list-header>
          <text:p text:style-name="P15"><text:s/></text:p>
          <text:p text:style-name="P16">Types of Hooks:</text:p>
          <text:list>
            <text:list-item>
              <text:h text:style-name="P4" text:outline-level="2"><text:soft-page-break/><text:span text:style-name="Source_20_Text"><text:span text:style-name="T15">useState</text:span></text:span></text:h>
            </text:list-item>
          </text:list>
        </text:list-header>
        <text:list-item>
          <text:h text:style-name="P1" text:outline-level="1"><text:span text:style-name="Source_20_Text"><text:span text:style-name="T16">useEffect</text:span></text:span></text:h>
        </text:list-item>
        <text:list-item>
          <text:h text:style-name="P2" text:outline-level="1">useContext</text:h>
        </text:list-item>
        <text:list-item>
          <text:h text:style-name="P1" text:outline-level="1"><text:span text:style-name="Source_20_Text"><text:span text:style-name="T16">useRef</text:span></text:span></text:h>
        </text:list-item>
        <text:list-item>
          <text:h text:style-name="P1" text:outline-level="1"><text:span text:style-name="Source_20_Text"><text:span text:style-name="T16">useReducer</text:span></text:span></text:h>
        </text:list-item>
        <text:list-item>
          <text:h text:style-name="P1" text:outline-level="1"><text:span text:style-name="Source_20_Text"><text:span text:style-name="T16">useCallback</text:span></text:span></text:h>
        </text:list-item>
        <text:list-item>
          <text:h text:style-name="P1" text:outline-level="1"><text:span text:style-name="Source_20_Text"><text:span text:style-name="T16">useMemo</text:span></text:span></text:h>
        </text:list-item>
        <text:list-item>
          <text:h text:style-name="P2" text:outline-level="1">Custom</text:h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Verdana" svg:font-family="Verdana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2:41:48.445984396</meta:creation-date>
    <dc:date>2023-01-24T19:11:47.802833876</dc:date>
    <meta:editing-duration>PT3H45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26" meta:character-count="1299" meta:non-whitespace-character-count="1098"/>
  </office:meta>
</office:document-meta>
</file>